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break-before="page"/>
      <style:text-properties style:font-name="Calibri" fo:font-weight="bold" style:font-weight-asian="bold" style:font-name-complex="Calibri" style:font-weight-complex="bold"/>
    </style:style>
    <style:style style:name="P2" style:family="paragraph" style:parent-style-name="Standard">
      <style:text-properties style:font-name="Calibri" fo:font-size="16pt" fo:font-weight="bold" style:font-size-asian="16pt" style:font-weight-asian="bold" style:font-name-complex="Calibri" style:font-size-complex="16pt" style:font-weight-complex="bold"/>
    </style:style>
    <style:style style:name="P3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4" style:family="paragraph" style:parent-style-name="Standard">
      <style:paragraph-properties fo:line-height="200%"/>
      <style:text-properties style:font-name="Calibri" style:font-name-complex="Calibri"/>
    </style:style>
    <style:style style:name="P5" style:family="paragraph" style:parent-style-name="Standard">
      <style:paragraph-properties fo:line-height="2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r.Arulmani House</text:p>
      <text:p text:style-name="P3"/>
      <text:p text:style-name="P4">Name of the project:<text:tab/><text:tab/>Mr.Arulmani House</text:p>
      <text:p text:style-name="P4">Location:<text:tab/><text:tab/><text:tab/>Coimbatore</text:p>
      <text:p text:style-name="P4">Client:<text:tab/><text:tab/><text:tab/><text:tab/>Arul Mani</text:p>
      <text:p text:style-name="P4">Year of completion:<text:tab/><text:tab/>2013</text:p>
      <text:p text:style-name="P4">Built-up area:<text:tab/><text:tab/><text:tab/>3500 Sq.Ft</text:p>
      <text:p text:style-name="P4">Site area:<text:tab/><text:tab/><text:tab/>5000 Sq.Ft</text:p>
      <text:p text:style-name="P4">Design Team:<text:tab/><text:tab/><text:tab/>Ar.Vijaykumar, Ar.Senthil, Ar.Ashok, Shanthi, Anitha, Kavitha.</text:p>
      <text:p text:style-name="P4">Authority of Approval:<text:tab/>Kalapatti Town panchayat, Coimbatore.<text:tab/></text:p>
      <text:p text:style-name="P4">Contractor:<text:tab/><text:tab/><text:tab/>Thirunavukarasu.</text:p>
      <text:p text:style-name="P4">Site Engineer:<text:tab/><text:tab/><text:tab/>Er.Sathiyamoorthy.</text:p>
      <text:p text:style-name="P4">Structural Consultant:<text:tab/>Er.Ram Kumar., Rays Consulting Engineers.</text:p>
      <text:p text:style-name="P4">Electrical Consultant:<text:tab/><text:tab/>Er.Nagarajan., DNR consultant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draw:fill-color="#4472c4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footer>
        <text:p text:style-name="P1">Vijay Architects., Trich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5-05-04T17:10:00</meta:creation-date>
    <dc:date>2026-04-03T16:14:01</dc:date>
    <meta:print-date>2015-05-06T19:55:00</meta:print-date>
    <dc:language>en-US</dc:language>
    <meta:editing-cycles>17</meta:editing-cycles>
    <meta:editing-duration>PT1H11M9S</meta:editing-duration>
    <meta:template xlink:type="simple" xlink:actuate="onRequest" xlink:role="template" xlink:href="Normal.dotm" meta:date="2026-04-03T16:13:52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61" meta:character-count="520"/>
  </office:meta>
</office:document-meta>
</file>